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2efa682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2f969cc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1" style:family="paragraph" style:parent-style-name="Standard" style:list-style-name="L1" style:master-page-name="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22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51d5c4d" fo:hyphenate="true" fo:hyphenation-remain-char-count="2" fo:hyphenation-push-char-count="2" loext:hyphenation-no-caps="false"/>
    </style:style>
    <style:style style:name="P24" style:family="paragraph" style:parent-style-name="Standard" style:list-style-name="L1" style:master-page-name="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language="uk" fo:country="UA" officeooo:rsid="0519fea8" officeooo:paragraph-rsid="0519fea8" fo:hyphenate="true" fo:hyphenation-remain-char-count="2" fo:hyphenation-push-char-count="2" loext:hyphenation-no-caps="false"/>
    </style:style>
    <style:style style:name="P25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519fea8" officeooo:paragraph-rsid="0519fea8" fo:hyphenate="true" fo:hyphenation-remain-char-count="2" fo:hyphenation-push-char-count="2" loext:hyphenation-no-caps="false"/>
    </style:style>
    <style:style style:name="P26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7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8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9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9970c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9e0f4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db296b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f3f97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4e044f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2f969c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2f969c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e51fdd" officeooo:paragraph-rsid="04e51fd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e51fdd" officeooo:paragraph-rsid="04e6ade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f46d8e" officeooo:paragraph-rsid="04f7d7b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f88dfa" officeooo:paragraph-rsid="05084a63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9970c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a3a5d8" officeooo:paragraph-rsid="049970c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a3a5d8" officeooo:paragraph-rsid="04f3f979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f6296a" officeooo:paragraph-rsid="04f7d7be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f88dfa" officeooo:paragraph-rsid="04fbbc0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53c98" officeooo:paragraph-rsid="05153c98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75e70" officeooo:paragraph-rsid="05175e70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75e70" officeooo:paragraph-rsid="0529f0f8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75e70" officeooo:paragraph-rsid="052a4d89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75e70" officeooo:paragraph-rsid="052a6e00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21d855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5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22f89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5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paragraph-rsid="0522f89d" fo:background-color="#ffff00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53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officeooo:paragraph-rsid="051d5c4d" fo:hyphenate="true" fo:hyphenation-remain-char-count="2" fo:hyphenation-push-char-count="2" loext:hyphenation-no-caps="false"/>
    </style:style>
    <style:style style:name="P54" style:family="paragraph" style:parent-style-name="Standard" style:list-style-name="L7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-0.25in" style:auto-text-indent="false" style:page-number="auto" fo:background-color="transparent" style:writing-mode="lr-tb"/>
      <style:text-properties officeooo:paragraph-rsid="051d5c4d" fo:hyphenate="true" fo:hyphenation-remain-char-count="2" fo:hyphenation-push-char-count="2" loext:hyphenation-no-caps="false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5126be8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size-asian="12pt"/>
    </style:style>
    <style:style style:name="T14" style:family="text">
      <style:text-properties officeooo:rsid="04a3a5d8" style:font-size-asian="12pt"/>
    </style:style>
    <style:style style:name="T15" style:family="text">
      <style:text-properties style:font-size-asian="12pt" style:font-weight-complex="bold"/>
    </style:style>
    <style:style style:name="T16" style:family="text">
      <style:text-properties officeooo:rsid="04f6296a" style:font-size-asian="12pt"/>
    </style:style>
    <style:style style:name="T17" style:family="text">
      <style:text-properties officeooo:rsid="04a3a5d8"/>
    </style:style>
    <style:style style:name="T18" style:family="text">
      <style:text-properties fo:font-style="normal" style:font-size-asian="12pt" style:font-style-asian="normal" style:font-style-complex="normal"/>
    </style:style>
    <style:style style:name="T19" style:family="text">
      <style:text-properties officeooo:rsid="04d9a275"/>
    </style:style>
    <style:style style:name="T20" style:family="text">
      <style:text-properties officeooo:rsid="04e51fdd"/>
    </style:style>
    <style:style style:name="T21" style:family="text">
      <style:text-properties officeooo:rsid="04e5d902"/>
    </style:style>
    <style:style style:name="T22" style:family="text">
      <style:text-properties officeooo:rsid="04e5e48f"/>
    </style:style>
    <style:style style:name="T23" style:family="text">
      <style:text-properties officeooo:rsid="0517f611"/>
    </style:style>
    <style:style style:name="T24" style:family="text">
      <style:text-properties officeooo:rsid="051802fb"/>
    </style:style>
    <style:style style:name="T25" style:family="text">
      <style:text-properties style:font-name="Times New Roman" fo:language="uk" fo:country="UA" officeooo:rsid="051802fb"/>
    </style:style>
    <style:style style:name="T26" style:family="text">
      <style:text-properties officeooo:rsid="051d5c4d"/>
    </style:style>
    <style:style style:name="T27" style:family="text">
      <style:text-properties fo:font-size="12pt" fo:font-weight="normal" officeooo:rsid="05153c98" style:font-size-asian="10.5pt" style:font-weight-asian="normal" style:font-size-complex="12pt" style:font-weight-complex="normal"/>
    </style:style>
    <style:style style:name="T28" style:family="text">
      <style:text-properties officeooo:rsid="05273e8d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78in" draw:visible-area-height="1.9878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9">5</text:span></text:p>
      <text:p text:style-name="P15"><text:span text:style-name="T8"><text:line-break/></text:span><text:span text:style-name="T4">з дисципліни «Організація комп’ютерних мереж</text:span><text:span text:style-name="T11">»</text:span></text:p>
      <text:p text:style-name="P19"/>
      <text:p text:style-name="P16"><text:span text:style-name="T5">на тему: </text:span><text:span text:style-name="T7">«Передача даних по кабелю. Методи доступу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2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Дніпро, 202</text:span><text:span text:style-name="T3">2</text:span></text:p>
      <text:p text:style-name="P2"><text:span text:style-name="T6">Тема.</text:span><text:span text:style-name="T1"> Передача даних по кабелю. Методи доступу.</text:span></text:p>
      <text:p text:style-name="P11">Мета.</text:p>
      <text:list xml:id="list3506678353" text:style-name="L1">
        <text:list-item>
          <text:p text:style-name="P24">Навчитися ідентифікувати методи доступу.</text:p>
        </text:list-item>
        <text:list-item>
          <text:p text:style-name="P25">Засвоїти основні особливості кожного методу доступу: CSMA/CD, CSMA/CA, з передачею маркера, за пріоритетом запиту.</text:p>
        </text:list-item>
      </text:list>
      <text:p text:style-name="P23"><text:span text:style-name="T10">Порядок виконання роботи. </text:span><text:span text:style-name="T24">Ознайомитися з описом та ілюстрацією роботи кожного методу доступу</text:span><text:span text:style-name="T26">(</text:span><text:span text:style-name="T24">Lab_md</text:span><text:span text:style-name="T26">)</text:span><text:span text:style-name="T24">:</text:span></text:p>
      <text:list xml:id="list1039265107" text:style-name="L7">
        <text:list-item>
          <text:p text:style-name="P53"><text:span text:style-name="T25">множинний доступ з контролем несучої і виявленням колізій CSMA/CD,</text:span></text:p>
        </text:list-item>
        <text:list-item>
          <text:p text:style-name="P53"><text:span text:style-name="T25">множинний доступ з контролем несучої і запобіганням колізій CSMS/CA;</text:span></text:p>
        </text:list-item>
        <text:list-item>
          <text:p text:style-name="P53"><text:span text:style-name="T25">з передачею маркера;</text:span></text:p>
        </text:list-item>
        <text:list-item>
          <text:p text:style-name="P53"><text:span text:style-name="T25">за пріоритетом запиту.</text:span></text:p>
          <text:p text:style-name="P54"><text:span text:style-name="T25">Засвоїти роль і призначення методів доступу в передачі даних через мережний адаптер.</text:span></text:p>
        </text:list-item>
      </text:list>
      <text:p text:style-name="P50"><text:s/>Короткий опис методів доступу</text:p>
      <text:p text:style-name="P52"><text:span text:style-name="T27">TODO</text:span></text:p>
      <text:p text:style-name="P51">Висновки</text:p>
      <text:p text:style-name="P45">TODO</text:p>
      <text:p text:style-name="P18">Контрольні питання</text:p>
      <text:list xml:id="list1114056439" text:style-name="L8">
        <text:list-item>
          <text:p text:style-name="P28"><text:span text:style-name="T28">Методи доступу: призначення і функціонування.</text:span></text:p>
          <text:p text:style-name="P47">TODO</text:p>
        </text:list-item>
        <text:list-item>
          <text:p text:style-name="P28">Які стандарти IEEE 802 описують Ethernet, Token Ring, WiFi.</text:p>
          <text:p text:style-name="P48">TODO</text:p>
        </text:list-item>
        <text:list-item>
          <text:p text:style-name="P28">Який тип мережі і метод доступу в ауд. 4208а? Якому IEEE Project 802 цей метод</text:p>
          <text:p text:style-name="P28">відповідає?</text:p>
          <text:p text:style-name="P48">TODO</text:p>
        </text:list-item>
        <text:list-item>
          <text:p text:style-name="P28">Який метод доступу в ауд. 4208А?</text:p>
          <text:p text:style-name="P49">TODO</text:p>
        </text:list-item>
        <text:list-item>
          <text:p text:style-name="P28">Якому IEEE Project 802 цей метод відповідає?</text:p>
        </text:list-item>
      </text:list>
      <text:list xml:id="list1697880193" text:style-name="L3">
        <text:list-header>
          <text:p text:style-name="P46">TODO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03T15:44:56.331532128</dc:date>
    <meta:editing-duration>PT18H6M58S</meta:editing-duration>
    <meta:editing-cycles>1226</meta:editing-cycles>
    <meta:generator>LibreOffice/7.2.6.2$Linux_X86_64 LibreOffice_project/20$Build-2</meta:generator>
    <meta:document-statistic meta:table-count="0" meta:image-count="0" meta:object-count="1" meta:page-count="3" meta:paragraph-count="40" meta:word-count="181" meta:character-count="1223" meta:non-whitespace-character-count="1087"/>
  </office:meta>
</office:document-meta>
</file>